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 ExtraBold" svg:font-family="'Raleway Extra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3.44cm" fo:min-width="2.058cm" fo:padding-top="0.225cm" fo:padding-bottom="0.225cm" fo:padding-left="0.35cm" fo:padding-right="0.35cm"/>
    </style:style>
    <style:style style:name="gr2" style:family="graphic" style:parent-style-name="standard">
      <style:graphic-properties svg:stroke-color="#250000" draw:fill="solid" draw:fill-color="#000000" draw:textarea-horizontal-align="justify" draw:textarea-vertical-align="middle" draw:auto-grow-height="false" fo:min-height="0.85cm" fo:min-width="0cm"/>
    </style:style>
    <style:style style:name="gr3" style:family="graphic" style:parent-style-name="standard">
      <style:graphic-properties svg:stroke-color="#250000" draw:fill="solid" draw:fill-color="#000000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5cm" fo:min-width="0.25cm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250000" draw:fill="solid" draw:fill-color="#000000" draw:textarea-horizontal-align="justify" draw:textarea-vertical-align="middle" draw:auto-grow-height="false" fo:min-height="0.537cm" fo:min-width="1.1cm"/>
    </style:style>
    <style:style style:name="gr7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8" style:family="graphic" style:parent-style-name="standard">
      <style:graphic-properties svg:stroke-color="#250000" draw:fill="solid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width="0.15cm" svg:stroke-color="#250000" draw:marker-start-width="0.425cm" draw:marker-end-width="0.425cm" draw:fill="none" draw:textarea-horizontal-align="justify" draw:textarea-vertical-align="middle" draw:auto-grow-height="false" fo:min-height="9.3cm" fo:min-width="8.65cm" fo:padding-top="0.2cm" fo:padding-bottom="0.2cm" fo:padding-left="0.325cm" fo:padding-right="0.3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style:font-name="Raleway ExtraBold" fo:font-size="54pt" fo:font-style="italic" style:font-size-asian="54pt" style:font-style-asian="italic" style:font-size-complex="54pt" style:font-style-complex="italic"/>
    </style:style>
    <style:style style:name="P5" style:family="paragraph">
      <loext:graphic-properties draw:fill="none" draw:fill-color="#ffffff"/>
      <style:text-properties style:font-name="Raleway ExtraBold" fo:font-size="54pt" fo:font-style="italic" style:font-size-asian="54pt" style:font-style-asian="italic" style:font-size-complex="54pt" style:font-style-complex="italic"/>
    </style:style>
    <style:style style:name="T1" style:family="text">
      <style:text-properties style:font-name="Raleway ExtraBold" fo:font-size="54pt" fo:font-style="italic" style:font-size-asian="54pt" style:font-style-asian="italic" style:font-size-complex="5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9cm" svg:height="5.5cm" svg:x="5.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2" draw:layer="layout" svg:width="0.3cm" svg:height="1.1cm" svg:x="7.2cm" svg:y="4.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5cm" svg:height="0.5cm" svg:x="7.1cm" svg:y="4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" draw:text-style-name="P1" draw:layer="layout" svg:width="1.2cm" svg:height="1.2cm" svg:x="5.8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1.2cm" svg:x="7.7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3cm" svg:height="0.3cm" svg:x="6.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3cm" svg:height="0.3cm" svg:x="8.106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1.6cm" svg:height="0.788cm" draw:transform="rotate (0.476823951644851) translate (6.7cm 9.8cm)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  <draw:frame draw:style-name="gr7" draw:text-style-name="P5" draw:layer="layout" svg:width="7.7cm" svg:height="3cm" svg:x="4cm" svg:y="11.1cm">
            <draw:text-box>
              <text:p text:style-name="P4"><text:span text:style-name="T1">Mentor</text:span></text:p>
            </draw:text-box>
          </draw:frame>
          <draw:custom-shape draw:style-name="gr8" draw:text-style-name="P2" draw:layer="layout" svg:width="0.1cm" svg:height="0.1cm" svg:x="6.4cm" svg:y="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1cm" svg:height="0.1cm" svg:x="8.2cm" svg:y="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9.3cm" svg:height="9.7cm" svg:x="2.7cm" svg:y="3.877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 ExtraBold" svg:font-family="'Raleway Extra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19T16:08:39.267000000</meta:creation-date>
    <dc:date>2020-07-19T19:27:17.150000000</dc:date>
    <meta:editing-duration>PT2H34M50S</meta:editing-duration>
    <meta:editing-cycles>1</meta:editing-cycles>
    <meta:document-statistic meta:object-count="14"/>
    <meta:generator>LibreOffice/6.3.5.2$Windows_X86_64 LibreOffice_project/dd0751754f11728f69b42ee2af66670068624673</meta:generator>
  </office:meta>
</office:document-meta>
</file>